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Normal_20__28_Web_29_">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align="start" style:justify-single-word="false" fo:text-indent="0in" style:auto-text-indent="false"/>
    </style:style>
    <style:style style:name="P13" style:family="paragraph" style:parent-style-name="Text_20_body">
      <style:paragraph-properties fo:margin-left="0in" fo:margin-right="0in"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Standard">
      <style:paragraph-properties fo:margin-left="0in" fo:margin-right="0in" fo:margin-top="0in" fo:margin-bottom="0.0799in" fo:text-indent="0in" style:auto-text-indent="false"/>
    </style:style>
    <style:style style:name="P17" style:family="paragraph" style:parent-style-name="Normal_20__28_Web_29_">
      <style:paragraph-properties fo:margin-left="0in" fo:margin-right="0in" fo:margin-top="0in" fo:margin-bottom="0.0799in" fo:text-indent="0in" style:auto-text-indent="false"/>
    </style:style>
    <style:style style:name="P18" style:family="paragraph" style:parent-style-name="Text_20_body">
      <style:paragraph-properties fo:margin-left="0in" fo:margin-right="0in" fo:margin-top="0in" fo:margin-bottom="0.0799in" fo:text-indent="0in" style:auto-text-indent="false"/>
    </style:style>
    <style:style style:name="P19" style:family="paragraph" style:parent-style-name="Normal_20__28_Web_29_">
      <style:paragraph-properties fo:margin-left="0in" fo:margin-right="0in" fo:text-indent="0in" style:auto-text-indent="false"/>
    </style:style>
    <style:style style:name="P20" style:family="paragraph" style:parent-style-name="Text_20_body">
      <style:paragraph-properties fo:margin-left="0in" fo:margin-right="0in" fo:margin-top="0in" fo:margin-bottom="0.0598in" fo:text-indent="0in" style:auto-text-indent="false"/>
    </style:style>
    <style:style style:name="P21" style:family="paragraph" style:parent-style-name="List_20_Continue">
      <style:paragraph-properties fo:margin-left="0in" fo:margin-right="0in" fo:text-indent="0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List_20_Continue">
      <style:paragraph-properties fo:margin-left="-0.5in" fo:margin-right="0in" fo:text-indent="0in" style:auto-text-indent="false"/>
    </style:style>
    <style:style style:name="P24" style:family="paragraph" style:parent-style-name="Text_20_body">
      <style:paragraph-properties fo:margin-left="-0.5in" fo:margin-right="0in" fo:text-indent="0in" style:auto-text-indent="false"/>
    </style:style>
    <style:style style:name="P25" style:family="paragraph" style:parent-style-name="Text_20_body">
      <style:paragraph-properties fo:margin-left="1in" fo:margin-right="0in" fo:margin-top="0in" fo:margin-bottom="0in" fo:text-indent="0in" style:auto-text-indent="false"/>
    </style:style>
    <style:style style:name="P26" style:family="paragraph" style:parent-style-name="Text_20_body">
      <style:paragraph-properties fo:margin-left="1in" fo:margin-right="0in" fo:text-indent="0in" style:auto-text-indent="false"/>
      <style:text-properties fo:font-style="italic" style:font-style-asian="italic" style:font-style-complex="italic"/>
    </style:style>
    <style:style style:name="P27"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8" style:family="paragraph" style:parent-style-name="Text_20_body">
      <style:paragraph-properties fo:margin-left="0.5in" fo:margin-right="0in" fo:text-indent="0in" style:auto-text-indent="false"/>
    </style:style>
    <style:style style:name="P29" style:family="paragraph" style:parent-style-name="Text_20_body">
      <style:paragraph-properties fo:margin-left="0.5in" fo:margin-right="0in" fo:text-indent="0in" style:auto-text-indent="false"/>
      <style:text-properties fo:font-style="italic" style:font-style-asian="italic"/>
    </style:style>
    <style:style style:name="P30"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3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3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3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7" style:family="paragraph" style:parent-style-name="Date">
      <style:paragraph-properties fo:margin-left="2.5in" fo:margin-right="0in" fo:text-indent="0in" style:auto-text-indent="false"/>
    </style:style>
    <style:style style:name="P38" style:family="paragraph" style:parent-style-name="Heading_20_2">
      <style:paragraph-properties fo:margin-left="0.0083in" fo:margin-right="0in" fo:text-indent="0in" style:auto-text-indent="false"/>
    </style:style>
    <style:style style:name="P39" style:family="paragraph" style:parent-style-name="Standard">
      <style:paragraph-properties fo:margin-top="0in" fo:margin-bottom="0.0799in"/>
    </style:style>
    <style:style style:name="P40" style:family="paragraph" style:parent-style-name="Standard">
      <style:paragraph-properties fo:margin-top="0in" fo:margin-bottom="0.0799in"/>
      <style:text-properties fo:color="#000000" fo:font-weight="normal" style:font-weight-asian="normal" style:font-weight-complex="normal"/>
    </style:style>
    <style:style style:name="P41" style:family="paragraph" style:parent-style-name="List_20_Number_20_4">
      <style:paragraph-properties fo:margin-left="-1in" fo:margin-right="0in" fo:text-indent="0in" style:auto-text-indent="false"/>
    </style:style>
    <style:style style:name="P42"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43"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44" style:family="paragraph" style:parent-style-name="Standard">
      <style:paragraph-properties fo:margin-left="-0.5in" fo:margin-right="0in" fo:margin-top="0.1945in" fo:margin-bottom="0.1945in" fo:text-indent="0.5in" style:auto-text-indent="false"/>
    </style:style>
    <style:style style:name="P45"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size="10.5pt" fo:font-style="italic" style:font-style-asian="italic" style:font-style-complex="italic"/>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text-properties fo:color="#000000"/>
    </style:style>
    <style:style style:name="P4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0" style:family="paragraph" style:parent-style-name="Contents_20_2">
      <style:paragraph-properties>
        <style:tab-stops>
          <style:tab-stop style:position="5.5252in" style:type="right" style:leader-style="dotted" style:leader-text="."/>
        </style:tab-stops>
      </style:paragraph-properties>
    </style:style>
    <style:style style:name="P5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5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5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5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5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5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57"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58"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59" style:family="paragraph" style:parent-style-name="List_20_Number_20_4">
      <style:paragraph-properties fo:margin-left="0in" fo:margin-right="0in" fo:text-indent="0in" style:auto-text-indent="false"/>
    </style:style>
    <style:style style:name="P60" style:family="paragraph" style:parent-style-name="List_20_Number_20_4">
      <style:paragraph-properties fo:margin-left="0in" fo:margin-right="0in" fo:text-indent="0in" style:auto-text-indent="false"/>
    </style:style>
    <style:style style:name="P61" style:family="paragraph" style:parent-style-name="Standard" style:list-style-name="L1">
      <style:paragraph-properties fo:margin-left="0in" fo:margin-right="0in" fo:margin-top="0in" fo:margin-bottom="0.0799in" fo:text-indent="0in" style:auto-text-indent="false"/>
    </style:style>
    <style:style style:name="P62" style:family="paragraph" style:parent-style-name="Standard" style:list-style-name="L1">
      <style:paragraph-properties fo:margin-left="0in" fo:margin-right="0in" fo:margin-top="0in" fo:margin-bottom="0.0799in" fo:text-indent="0in" style:auto-text-indent="false"/>
    </style:style>
    <style:style style:name="P63" style:family="paragraph" style:parent-style-name="Text_20_body" style:list-style-name="WW8Num18">
      <style:paragraph-properties fo:margin-left="-1in" fo:margin-right="0in" fo:margin-top="0in" fo:margin-bottom="0.0799in" fo:text-indent="0in" style:auto-text-indent="false"/>
    </style:style>
    <style:style style:name="P6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5" style:family="paragraph" style:parent-style-name="Text_20_body" style:list-style-name="WW8Num33">
      <style:paragraph-properties fo:margin-left="-0.5in" fo:margin-right="0in" fo:text-indent="0in" style:auto-text-indent="false"/>
    </style:style>
    <style:style style:name="P66" style:family="paragraph" style:parent-style-name="Text_20_body" style:list-style-name="WW8Num33">
      <style:paragraph-properties fo:margin-left="-0.5in" fo:margin-right="0in" fo:text-indent="0in" style:auto-text-indent="false"/>
    </style:style>
    <style:style style:name="P67" style:family="paragraph" style:parent-style-name="Text_20_body" style:list-style-name="WW8Num33">
      <style:paragraph-properties fo:margin-left="-0.5in" fo:margin-right="0in" fo:text-indent="0in" style:auto-text-indent="false"/>
    </style:style>
    <style:style style:name="P68" style:family="paragraph" style:parent-style-name="Text_20_body" style:list-style-name="WW8Num33">
      <style:paragraph-properties fo:margin-left="-0.5in" fo:margin-right="0in" fo:text-indent="0in" style:auto-text-indent="false"/>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style:text-properties fo:font-style="italic" style:font-style-asian="italic" style:font-style-complex="italic"/>
    </style:style>
    <style:style style:name="P71"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72" style:family="paragraph" style:parent-style-name="Text_20_body" style:list-style-name="WW8Num33">
      <style:paragraph-properties fo:margin-left="0in" fo:margin-right="0in" fo:text-indent="0in" style:auto-text-indent="false"/>
    </style:style>
    <style:style style:name="P73" style:family="paragraph" style:parent-style-name="Text_20_body" style:list-style-name="L2">
      <style:paragraph-properties fo:margin-left="0.5in" fo:margin-right="0in" fo:margin-top="0in" fo:margin-bottom="0in" fo:text-indent="0in" style:auto-text-indent="false"/>
    </style:style>
    <style:style style:name="P74" style:family="paragraph" style:parent-style-name="Text_20_body" style:list-style-name="L2">
      <style:paragraph-properties fo:margin-left="0.5in" fo:margin-right="0in" fo:margin-top="0in" fo:margin-bottom="0in" fo:text-indent="0in" style:auto-text-indent="false"/>
    </style:style>
    <style:style style:name="P75" style:family="paragraph" style:parent-style-name="Text_20_body" style:list-style-name="L2">
      <style:paragraph-properties fo:margin-left="0.5in" fo:margin-right="0in" fo:margin-top="0in" fo:margin-bottom="0in" fo:text-indent="0in" style:auto-text-indent="false"/>
    </style:style>
    <style:style style:name="P76" style:family="paragraph" style:parent-style-name="Text_20_body" style:list-style-name="L2">
      <style:paragraph-properties fo:margin-left="0.5in" fo:margin-right="0in" fo:margin-top="0in" fo:margin-bottom="0in" fo:text-indent="0in" style:auto-text-indent="false"/>
    </style:style>
    <style:style style:name="P77" style:family="paragraph" style:parent-style-name="Text_20_body" style:list-style-name="L2">
      <style:paragraph-properties fo:margin-left="1in" fo:margin-right="0in" fo:margin-top="0in" fo:margin-bottom="0in" fo:text-indent="0in" style:auto-text-indent="false"/>
    </style:style>
    <style:style style:name="P78" style:family="paragraph" style:parent-style-name="Text_20_body" style:list-style-name="L2">
      <style:paragraph-properties fo:margin-left="1in" fo:margin-right="0in" fo:margin-top="0in" fo:margin-bottom="0in" fo:text-indent="0in" style:auto-text-indent="false"/>
    </style:style>
    <style:style style:name="P79" style:family="paragraph" style:parent-style-name="Text_20_body" style:list-style-name="L2">
      <style:paragraph-properties fo:margin-left="1in" fo:margin-right="0in" fo:margin-top="0in" fo:margin-bottom="0in" fo:text-indent="0in" style:auto-text-indent="false"/>
    </style:style>
    <style:style style:name="P80" style:family="paragraph" style:parent-style-name="Text_20_body" style:list-style-name="L2">
      <style:paragraph-properties fo:margin-left="1in" fo:margin-right="0in" fo:margin-top="0in" fo:margin-bottom="0in" fo:text-indent="0in" style:auto-text-indent="false"/>
    </style:style>
    <style:style style:name="P81" style:family="paragraph" style:parent-style-name="Text_20_body" style:list-style-name="L2">
      <style:paragraph-properties fo:margin-left="1in" fo:margin-right="0in" fo:margin-top="0in" fo:margin-bottom="0in" fo:text-indent="0in" style:auto-text-indent="false"/>
    </style:style>
    <style:style style:name="P82" style:family="paragraph" style:parent-style-name="Text_20_body" style:list-style-name="L2">
      <style:paragraph-properties fo:margin-left="1in" fo:margin-right="0in" fo:margin-top="0in" fo:margin-bottom="0in" fo:text-indent="0in" style:auto-text-indent="false"/>
    </style:style>
    <style:style style:name="P83" style:family="paragraph" style:parent-style-name="Text_20_body" style:list-style-name="L2">
      <style:paragraph-properties fo:margin-left="1in" fo:margin-right="0in" fo:text-indent="0in" style:auto-text-indent="false"/>
    </style:style>
    <style:style style:name="P8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5" style:family="paragraph" style:parent-style-name="List" style:list-style-name="WW8Num24">
      <style:paragraph-properties fo:margin-left="-0.5in" fo:margin-right="0in" fo:text-indent="-0.25in" style:auto-text-indent="false"/>
    </style:style>
    <style:style style:name="P86" style:family="paragraph" style:parent-style-name="List" style:list-style-name="WW8Num24">
      <style:paragraph-properties fo:margin-left="-0.5in" fo:margin-right="0in" fo:text-indent="-0.25in" style:auto-text-indent="false"/>
    </style:style>
    <style:style style:name="P87" style:family="paragraph" style:parent-style-name="List" style:list-style-name="WW8Num24">
      <style:paragraph-properties fo:margin-left="-0.5in" fo:margin-right="0in" fo:text-indent="-0.25in" style:auto-text-indent="false"/>
    </style:style>
    <style:style style:name="P88" style:family="paragraph" style:parent-style-name="List" style:list-style-name="WW8Num24">
      <style:paragraph-properties fo:margin-left="-0.5in" fo:margin-right="0in" fo:text-indent="-0.25in" style:auto-text-indent="false"/>
    </style:style>
    <style:style style:name="P89" style:family="paragraph" style:parent-style-name="List" style:list-style-name="WW8Num24">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style="italic" style:font-style-asian="italic" style:font-style-complex="italic"/>
    </style:style>
    <style:style style:name="T21" style:family="text">
      <style:text-properties fo:color="#000000" fo:font-style="italic" fo:font-weight="normal"/>
    </style:style>
    <style:style style:name="T22" style:family="text">
      <style:text-properties fo:color="#000000" fo:font-style="normal" style:font-style-asian="normal" style:font-style-complex="normal"/>
    </style:style>
    <style:style style:name="T23" style:family="text">
      <style:text-properties fo:color="#000000" fo:font-size="10.5pt" fo:font-style="italic" fo:font-weight="normal" style:font-style-asian="italic" style:font-style-complex="italic"/>
    </style:style>
    <style:style style:name="T24" style:family="text">
      <style:text-properties fo:color="#000000" fo:font-size="10.5pt" fo:font-style="italic" style:font-style-asian="italic" style:font-style-complex="italic"/>
    </style:style>
    <style:style style:name="T25" style:family="text">
      <style:text-properties style:font-name="Helv" fo:font-size="10pt" fo:font-style="italic" style:font-size-asian="10pt" style:font-style-asian="italic" style:font-name-complex="Helv" style:font-size-complex="10pt"/>
    </style:style>
    <style:style style:name="T26" style:family="text">
      <style:text-properties style:font-name="Helv" fo:font-size="10pt" fo:language="da" fo:country="DK" fo:font-style="italic" style:font-size-asian="10pt" style:font-style-asian="italic" style:font-name-complex="Helv" style:font-size-complex="10pt"/>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fo:font-style="normal" fo:font-weight="bold" style:font-size-asian="12pt" style:font-style-asian="normal" style:font-weight-asian="bold" style:font-size-complex="12pt" style:font-style-complex="normal" style:font-weight-complex="bold"/>
    </style:style>
    <style:style style:name="T29" style:family="text">
      <style:text-properties fo:font-size="12pt" fo:font-style="italic" style:font-size-asian="12pt" style:font-style-asian="italic" style:font-size-complex="12pt" style:font-style-complex="italic"/>
    </style:style>
    <style:style style:name="T30" style:family="text">
      <style:text-properties style:text-underline-style="none"/>
    </style:style>
    <style:style style:name="T31" style:family="text">
      <style:text-properties fo:font-size="10.5pt"/>
    </style:style>
    <style:style style:name="T32" style:family="text">
      <style:text-properties fo:font-size="10.5pt" fo:font-style="italic" style:font-style-asian="italic" style:font-style-complex="italic"/>
    </style:style>
    <style:style style:name="T3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xCAT 2 on AIX</text:p>
      <text:p text:style-name="P6">Cloning AIX nodes </text:p>
      <text:p text:style-name="P5">(using AIX mksysb images)</text:p>
      <text:p text:style-name="P4"><text:s text:c="2"/>Version: 2.1</text:p>
      <text:p text:style-name="P37">Date: 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9"><text:a xlink:type="simple" xlink:href="#1.Cloning AIX nodes (using mksysb images)|outline">1.0 Cloning AIX nodes (using mksysb images)<text:tab/>1</text:a></text:p>
          <text:p text:style-name="P50"><text:a xlink:type="simple" xlink:href="#1.1.Define the HMC as an xCAT node|outline">1.1 Define the HMC as an xCAT node<text:tab/>2</text:a></text:p>
          <text:p text:style-name="P50"><text:a xlink:type="simple" xlink:href="#1.2.Discover the LPARs managed by the HMC|outline">1.2 Discover the LPARs managed by the HMC<text:tab/>2</text:a></text:p>
          <text:p text:style-name="P50"><text:a xlink:type="simple" xlink:href="#1.3.Define xCAT cluster nodes|outline">1.3 Define xCAT cluster nodes<text:tab/>3</text:a></text:p>
          <text:p text:style-name="P50"><text:a xlink:type="simple" xlink:href="#1.4.Define xCAT groups (optional)|outline">1.4 Define xCAT groups (optional)<text:tab/>3</text:a></text:p>
          <text:p text:style-name="P50"><text:a xlink:type="simple" xlink:href="#1.5.Create an operating system image|outline">1.5 Create an operating system image<text:tab/>4</text:a></text:p>
          <text:p text:style-name="P50"><text:a xlink:type="simple" xlink:href="#1.6.Create additional NIM network definitions (optional)  |outline">1.6 Create additional NIM network definitions (optional) <text:s/><text:tab/>5</text:a></text:p>
          <text:p text:style-name="P50"><text:a xlink:type="simple" xlink:href="#1.7.Define xCAT networks|outline">1.7 Define xCAT networks<text:tab/>6</text:a></text:p>
          <text:p text:style-name="P50"><text:a xlink:type="simple" xlink:href="#1.8.Gather MAC information for the install adapters.|outline">1.8 Gather MAC information for the install adapters.<text:tab/>6</text:a></text:p>
          <text:p text:style-name="P50"><text:a xlink:type="simple" xlink:href="#1.9.Set up customization scripts (optional) |outline">1.9 Set up customization scripts (optional) <text:tab/>7</text:a></text:p>
          <text:p text:style-name="P50"><text:a xlink:type="simple" xlink:href="#1.10.Create NIM client &amp; group definitions|outline">1.10 Create NIM client &amp; group definitions<text:tab/>7</text:a></text:p>
          <text:p text:style-name="P50"><text:a xlink:type="simple" xlink:href="#1.11.Initialize the AIX/NIM nodes|outline">1.11 Initialize the AIX/NIM nodes<text:tab/>8</text:a></text:p>
          <text:p text:style-name="P50"><text:a xlink:type="simple" xlink:href="#1.12.Initiate a network boot|outline">1.12 Initiate a network boot<text:tab/>8</text:a></text:p>
          <text:p text:style-name="P50"><text:a xlink:type="simple" xlink:href="#1.13.Verify the deployment|outline">1.13 Verify the deployment<text:tab/>9</text:a></text:p>
          <text:p text:style-name="P49"><text:a xlink:type="simple" xlink:href="#2.Cleanup|outline">2.0 Cleanup<text:tab/>10</text:a></text:p>
          <text:p text:style-name="P50"><text:a xlink:type="simple" xlink:href="#2.1.Removing NIM machine definitions|outline">2.1 Removing NIM machine definitions<text:tab/>10</text:a></text:p>
          <text:p text:style-name="P50"><text:a xlink:type="simple" xlink:href="#2.2.Removing NIM resources |outline">2.2 Removing NIM resources <text:tab/>10</text:a></text:p>
        </text:index-body>
      </text:table-of-content>
      <text:p text:style-name="P1"/>
      <text:h text:style-name="Heading_20_1" text:outline-level="1">Cloning AIX nodes (<text:span text:style-name="T19">using mksysb images)</text:span></text:h>
      <text:p text:style-name="P16">This “How-To” illustrates how to use AIX <text:span text:style-name="T2">mksysb</text:span> backup images to clone AIX nodes.</text:p>
      <text:p text:style-name="P18">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16">The process described below uses xCAT features to automatically run the necessary AIX and NIM commands. <text:s text:c="2"/></text:p>
      <text:list text:style-name="WW8Num18">
        <text:list-item>
          <text:list>
            <text:list-header>
              <text:p text:style-name="P63">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40">Before starting this process it is assumed you have completed the following.</text:p>
      <text:list text:style-name="WW8Num24">
        <text:list-item>
          <text:p text:style-name="P85">An AIX system has been installed to use as an xCAT management node.</text:p>
        </text:list-item>
        <text:list-item>
          <text:p text:style-name="P85"><text:soft-page-break/>All relevant base AIX services are configured and running. <text:s/>This includes (but is not limited to) bootp, tftp, NFS, and hostname resolution.</text:p>
        </text:list-item>
        <text:list-item>
          <text:p text:style-name="P85">The cluster network is set up. (The Ethernet network that will be used to install the cluster nodes.)</text:p>
        </text:list-item>
        <text:list-item>
          <text:p text:style-name="P85">xCAT and prerequisite software has been installed on the management node.</text:p>
        </text:list-item>
        <text:list-item>
          <text:p text:style-name="P85">LPARs have already been created using the HMC interfaces. <text:s/></text:p>
        </text:list-item>
      </text:list>
      <text:p text:style-name="Standard"/>
      <text:h text:style-name="Heading_20_2" text:outline-level="2">Define the HMC as an xCAT node</text:h>
      <text:p text:style-name="P21">The xCAT hardware control support requires that the hardware control point for the nodes also be defined as a cluster node.</text:p>
      <text:p text:style-name="P21">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4">mkdef –t node –o hmc01 groups=”all” <text:s/>nodetype=hmc <text:s/>mgt=hmc <text:s/><text:tab/>username=hscroot <text:s/>password=abc123</text:p>
      <text:h text:style-name="Heading_20_2" text:outline-level="2">Discover the LPARs managed by the HMC</text:h>
      <text:p text:style-name="Standard"/>
      <text:p text:style-name="P21">This step assumes that the partitions are already created using the standard HMC interfaces. </text:p>
      <text:p text:style-name="P21">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1">To write the stanza format output of <text:span text:style-name="T1">rscan</text:span> to a file called “<text:span text:style-name="T3">mystanzafile”</text:span> run the following command.</text:p>
      <text:p text:style-name="P21"><text:tab/><text:span text:style-name="T5">rscan –z hmc01 &gt; mystanzafile</text:span></text:p>
      <text:p text:style-name="P21">This file can then be checked and modified as needed. <text:s/>For example you may need to add a different name for the node definition or add additional attributes and values.</text:p>
      <text:p text:style-name="P21"><text:span text:style-name="T1">Note</text:span>: The stanza file will contain stanzas for things other than the LPARs. <text:s/>This information must also be defined in the xCAT database. <text:s/>It is not necessary to modify the non-LPAR stanzas in any way.</text:p>
      <text:p text:style-name="P21">The updated stanza file might look something like the following. <text:s/><text:span text:style-name="T13"><text:s/></text:span></text:p>
      <text:p text:style-name="P31"><text:span text:style-name="T25">Server-9117-MMA-SN10F6F3D</text:span><text:span text:style-name="T26">:</text:span></text:p>
      <text:p text:style-name="P32"><text:s text:c="8"/>objtype=node</text:p>
      <text:p text:style-name="P32"><text:s text:c="8"/>nodetype=fsp</text:p>
      <text:p text:style-name="P31"><text:span text:style-name="T26"><text:s text:c="8"/></text:span><text:span text:style-name="T25">id=5</text:span></text:p>
      <text:p text:style-name="P33"><text:s text:c="8"/>model=9118-575</text:p>
      <text:p text:style-name="P33"><text:s text:c="8"/>serial=02013EB</text:p>
      <text:p text:style-name="P33"><text:s text:c="8"/>hcp=hmc01</text:p>
      <text:p text:style-name="P33"><text:s text:c="8"/>pprofile=</text:p>
      <text:p text:style-name="P33"><text:s text:c="8"/>parent=Server-9458-10099201WM_A</text:p>
      <text:p text:style-name="P33"><text:soft-page-break/><text:s text:c="8"/>groups=fsp,all</text:p>
      <text:p text:style-name="P33"><text:s text:c="8"/>mgt=hmc</text:p>
      <text:p text:style-name="P33"/>
      <text:p text:style-name="P33">node01:</text:p>
      <text:p text:style-name="P33"><text:s text:c="8"/>objtype=node</text:p>
      <text:p text:style-name="P33"><text:s text:c="8"/>nodetype=lpar,osi</text:p>
      <text:p text:style-name="P31"><text:span text:style-name="T25"><text:s text:c="8"/></text:span><text:span text:style-name="T26">id=9</text:span></text:p>
      <text:p text:style-name="P33"><text:s text:c="8"/>hcp=hmc01</text:p>
      <text:p text:style-name="P33"><text:s text:c="8"/>pprofile=lpar9</text:p>
      <text:p text:style-name="P33"><text:s text:c="8"/>parent=Server-9117-MMA-SN10F6F3D</text:p>
      <text:p text:style-name="P33"><text:s text:c="8"/>groups=all</text:p>
      <text:p text:style-name="P31"><text:span text:style-name="T25"><text:s text:c="8"/></text:span><text:span text:style-name="T26">mgt=hmc</text:span></text:p>
      <text:p text:style-name="P32"/>
      <text:p text:style-name="P32">node02:</text:p>
      <text:p text:style-name="P32"><text:s text:c="8"/>objtype=node</text:p>
      <text:p text:style-name="P32"><text:s text:c="8"/>nodetype=lpar,osi</text:p>
      <text:p text:style-name="P31"><text:span text:style-name="T26"><text:s text:c="8"/></text:span><text:span text:style-name="T25">id=7</text:span></text:p>
      <text:p text:style-name="P33"><text:s text:c="8"/>hcp=hmc01</text:p>
      <text:p text:style-name="P33"><text:s text:c="8"/>pprofile=lpar6</text:p>
      <text:p text:style-name="P33"><text:s text:c="8"/>parent=Server-9117-MMA-SN10F6F3D</text:p>
      <text:p text:style-name="P33"><text:s text:c="8"/>groups=all</text:p>
      <text:p text:style-name="P33"><text:s text:c="8"/>mgt=hmc</text:p>
      <text:p text:style-name="P23"/>
      <text:p text:style-name="P21"><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41">The information gathered by the <text:span text:style-name="T1">rscan </text:span>command can be used to create xCAT node definitions.</text:p>
          <text:p text:style-name="P41"/>
          <text:p text:style-name="P41">Since we have put all the node information in a stanza file we can now pass the contents of the file to the <text:span text:style-name="T1">mkdef</text:span> command to add the definitions to the xCAT database.</text:p>
          <text:p text:style-name="P41"/>
          <text:p text:style-name="P41"><text:tab/><text:span text:style-name="T11">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Define xCAT groups (optional)</text:h>
      <text:list text:style-name="WW8Num2" text:continue-numbering="true">
        <text:list-header>
          <text:p text:style-name="P41"/>
          <text:p text:style-name="P41">There are two basic ways to create xCAT node groups. <text:s text:c="2"/>You can either set the “groups” attribute of the node definition or you can create a group directly. <text:s/></text:p>
        </text:list-header>
      </text:list>
      <text:p text:style-name="P59"/>
      <text:p text:style-name="P59"><text:soft-page-break/>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41"/>
        </text:list-header>
      </text:list>
      <text:p text:style-name="P11"><text:tab/><text:span text:style-name="T8">chdef –t node -p –o node01,node02,node03 groups=aixnodes </text:span></text:p>
      <text:p text:style-name="P11">The “-p” option specifies that “aixnodes” be added to any existing value for the “groups” attribute.</text:p>
      <text:list text:style-name="WW8Num2" text:continue-numbering="true">
        <text:list-header>
          <text:p text:style-name="P41">The second option would be to create a new group definition directly using the <text:span text:style-name="T1">mkdef</text:span> command as follows.</text:p>
          <text:p text:style-name="P41"/>
        </text:list-header>
      </text:list>
      <text:p text:style-name="P11"><text:tab/><text:span text:style-name="T8">mkdef –t group –o aixnodes members=”node01,node02,node03”</text:span></text:p>
      <text:p text:style-name="P14">These two options will result in exactly the same definitions and attribute values being created.</text:p>
      <text:h text:style-name="Heading_20_2" text:outline-level="2">Create an operating system image</text:h>
      <text:p text:style-name="Standard"/>
      <text:p text:style-name="P39">Before we can use a <text:span text:style-name="T2">mksysb</text:span> image to install a set of AIX nodes we need to get a <text:span text:style-name="T2">mksysb</text:span> image and define it as a NIM resource. <text:s/>Either a pre-existing image must be provided or some other NIM client machine must be provided as a source for creating the image. <text:s text:c="2"/></text:p>
      <text:p text:style-name="P39">In this example we'll assume that you have already installed an AIX node using NIM and that it has been updated and configured as desired. <text:s/>See the xCAT “How-To” “Installing AIX nodes” for details on how to install AIX standalone machines using the “rte” installation method.</text:p>
      <text:p text:style-name="P39"><text:span text:style-name="T2">Note</text:span>: You could also use the AIX <text:span text:style-name="T2">mksysb</text:span> command to create the backup image and then pass that to the <text:span text:style-name="T2">mknimimage</text:span> command. <text:s/></text:p>
      <text:p text:style-name="P18">Once the node is ready you can use the xCAT <text:span text:style-name="T2">mknimimage</text:span> command to create an xCAT <text:span text:style-name="T4">osimage</text:span> definition as well as the required NIM installation resources.</text:p>
      <text:p text:style-name="P18">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18">In order to use NIM to perform a remote network boot of a cluster node the NIM software must be installed, <text:s/>NIM must be configured, and some basic NIM resources must be created.</text:p>
      <text:p text:style-name="P11">The <text:span text:style-name="T2">mknimimage</text:span> comm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1"><text:soft-page-break/>When you run the command you must provide the name of the NIM machine to use to create the <text:span text:style-name="T2">mksysb</text:span> image or the name of an existing <text:span text:style-name="T2">mksysb</text:span> file. You must also provide a SPOT resource that is the same level as the software running on the node.</text:p>
      <text:p text:style-name="P11">For example, <text:s/>to create an <text:span text:style-name="T4">osimage</text:span> named “610sysb” using a node named “node27” as the source you could run the following command. <text:s/>This assumes you have already created the SPOT resource using standard AIX/NIM commands.</text:p>
      <text:p text:style-name="P15"><text:tab/><text:span text:style-name="T2">mknimimage -m mksysb -n node27 610sysb spot=610spot</text:span></text:p>
      <text:p text:style-name="P13">(Creating the NIM resources could take a while!)</text:p>
      <text:p text:style-name="P11">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1"><text:span text:style-name="T14">You can also specify alternate or additional resources on the command line using the “attr=value” option, (“&lt;nim resource type&gt;=&lt;resource name&gt;”). <text:s/></text:span><text:span text:style-name="T15">In this case the resources you specify must already be defined in NIM. <text:s/></text:span></text:p>
      <text:p text:style-name="P11">For example, if you want to include a NIM <text:span text:style-name="T7">resolv_conf</text:span> resource named <text:span text:style-name="T4">my_resolv_conf </text:span><text:span text:style-name="T14">you could run the command as follows.</text:span></text:p>
      <text:p text:style-name="P15"><text:span text:style-name="T14"><text:tab/></text:span><text:span text:style-name="T33">mknimimage -m mksysb -n node27 610sysb spot=610spot <text:s/></text:span></text:p>
      <text:p text:style-name="P15"><text:span text:style-name="T33"><text:tab/><text:tab/>resolv_conf= my_resolv_conf</text:span></text:p>
      <text:p text:style-name="P20"><text:span text:style-name="T14">Once the initial </text:span><text:span text:style-name="T4">osimage</text:span><text:span text:style-name="T14"> definition is created you can change it by using the </text:span><text:span text:style-name="T16">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20">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0">You can list NIM resource definitions using the AIX <text:span text:style-name="T2">lsnim</text:span> command. For example, if the name of your SPOT resource is "<text:span text:style-name="T4">610image</text:span>" then you could get the details by running: <text:s text:c="2"/></text:p>
      <text:p text:style-name="P20"><text:tab/><text:span text:style-name="T9">lsnim -l 610image</text:span></text:p>
      <text:p text:style-name="P20">To see the actual contents of a NIM resource use "<text:span text:style-name="T4">nim -o showres &lt;resource name&gt;</text:span>". <text:s/>For example, to get a list of the software installed in your SPOT you could run:</text:p>
      <text:p text:style-name="P20"><text:s text:c="8"/><text:tab/><text:span text:style-name="T9">nim -o showres <text:s/>610image</text:span></text:p>
      <text:p text:style-name="P1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text:soft-page-break/>Create additional NIM network definitions (optional) <text:s/></text:h>
      <text:p text:style-name="P16">For this example we are assuming that the xCAT management node and the LPARs are all connected to the same network. <text:s/></text:p>
      <text:p text:style-name="P17">However, depending on your specific situation, you may need to create additional NIM network and route definitions. <text:s/></text:p>
      <text:p text:style-name="P17">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38" text:outline-level="2">Define xCAT networks</text:h>
      <text:p text:style-name="P11">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5"/>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10">mkdef -t network -o net1 net=9.114.113.224 mask=255.255.255.224 <text:tab/><text:tab/><text:tab/><text:tab/>gateway=9.114.113.254</text:span></text:p>
      <text:p text:style-name="P27"/>
      <text:list text:style-name="WW8Num18" text:continue-numbering="true">
        <text:list-item>
          <text:list text:continue-numbering="true">
            <text:list-header>
              <text:p text:style-name="P64"><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Gather MAC information for the install adapters.</text:h>
      <text:p text:style-name="P9">Use the xCAT <text:span text:style-name="T2">getmacs</text:span> command to gather install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he command can also be used to do a ping test on the adapter interfaces to determine which ones could be used to perform the network boot.</text:p>
      <text:p text:style-name="P9">For example, to retrieve the MAC address for all the nodes in the group “<text:span text:style-name="T4">aixnodes</text:span>” and write the first adapter MAC to the xCAT database you could issue the following command.</text:p>
      <text:p text:style-name="P44"><text:soft-page-break/><text:tab/><text:span text:style-name="T5">getmacs aixnodes</text:span></text:p>
      <text:p text:style-name="P45">To display all adapter information but not write anything to the database.</text:p>
      <text:p text:style-name="P45"><text:tab/><text:span text:style-name="T6">getmacs -d <text:s/>aixnodes</text:span></text:p>
      <text:p text:style-name="P9">To retrieve the MAC address and do a ping test to determine which adapter MAC to use for the node you could issue the following command. <text:s/>(The ping operation may take a while to complete.)</text:p>
      <text:p text:style-name="P44"><text:tab/><text:span text:style-name="T6">getmacs -d aixnodes -S 10.14.0.2 -G 10.14.0.2 -C 10.14.0.4</text:span></text:p>
      <text:p text:style-name="P44">The output would be similar to the following.</text:p>
      <text:p text:style-name="P46"># Type <text:s text:c="2"/>Location Code <text:s text:c="2"/>MAC Address <text:s/>Full Path Name <text:s/>Ping Result <text:s/>Device Type</text:p>
      <text:p text:style-name="Text_20_body"><text:span text:style-name="T32">ent U9125.F2A.024C362-V6-C2-T1 fef9dfb7</text:span><text:span text:style-name="T23">c602 </text:span><text:a xlink:type="simple" xlink:href="/vdevice/l-lan@30000002"><text:span text:style-name="T21">/vdevice/l-lan@30000002</text:span></text:a><text:span text:style-name="T23"> <text:s/>successfu</text:span><text:span text:style-name="T24">l</text:span><text:span text:style-name="T32"> virtual</text:span></text:p>
      <text:p text:style-name="P46">ent U9125.F2A.024C362-V6-C3-T1 fef9dfb7c603 /vdevice/l-lan@30000003 unsuccessful virtual</text:p>
      <text:p text:style-name="P47">From this result you can see that “ <text:span text:style-name="T32">fef9dfb7c602</text:span><text:span text:style-name="T31">” should be used for this nodes MAC address.</text:span></text:p>
      <text:p text:style-name="Text_20_body">For more information on using the <text:span text:style-name="T2">getmacs</text:span> command see the man page.</text:p>
      <text:p text:style-name="P48">To add the MAC value to the node definitions you can use the <text:span text:style-name="T2">chdef</text:span> command. <text:s/>For example:</text:p>
      <text:p text:style-name="P48"><text:span text:style-name="_20_Char"><text:span text:style-name="T18"><text:tab/></text:span></text:span><text:span text:style-name="_20_Char"><text:span text:style-name="T4">chdef -t node node01 mac=fef9dfb7c603</text:span></text:span></text:p>
      <text:h text:style-name="Heading_20_2" text:outline-level="2"><text:span text:style-name="_20_Char"><text:span text:style-name="T18">Set up customization scripts (optional) </text:span></text:span></text:h>
      <text:p text:style-name="Standard"><text:span text:style-name="_20_Char"><text:span text:style-name="T13"/></text:span></text:p>
      <text:p text:style-name="P16"><text:span text:style-name="_20_Char"><text:span text:style-name="T18">xCAT supports the running of user-provided customization scripts on the nodes when they are installed. <text:s text:c="2"/></text:span></text:span></text:p>
      <text:p text:style-name="P16"><text:span text:style-name="_20_Char"><text:span text:style-name="T18">To have your script run on the nodes:</text:span></text:span></text:p>
      <text:list text:style-name="L1">
        <text:list-item>
          <text:p text:style-name="P61"><text:span text:style-name="_20_Char"><text:span text:style-name="T18">Put a copy of your script in /install/postscripts on the xCAT management node. <text:s/>(Make sure it is executable.)</text:span></text:span></text:p>
        </text:list-item>
        <text:list-item>
          <text:p text:style-name="P61"><text:span text:style-name="_20_Char"><text:span text:style-name="T18">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9">chdef</text:span></text:span><text:span text:style-name="_20_Char"><text:span text:style-name="T18"> command as follows.</text:span></text:span></text:p>
        </text:list-item>
      </text:list>
      <text:p text:style-name="P16"><text:span text:style-name="_20_Char"><text:span text:style-name="T18"><text:tab/><text:tab/></text:span></text:span><text:span text:style-name="_20_Char"><text:span text:style-name="T20">chdef -t node -o node01 postscripts=foo,bar</text:span></text:span></text:p>
      <text:p text:style-name="P16"><text:span text:style-name="_20_Char"><text:span text:style-name="T22">The order of the scripts in the list determines the order in which they will be run.</text:span></text:span></text:p>
      <text:p text:style-name="P16"><text:span text:style-name="_20_Char"><text:span text:style-name="T18">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9">chtab</text:span></text:span><text:span text:style-name="_20_Char"><text:span text:style-name="T18"> or </text:span></text:span><text:span text:style-name="_20_Char"><text:span text:style-name="T19">tabedit</text:span></text:span><text:span text:style-name="_20_Char"><text:span text:style-name="T18"> command.</text:span></text:span></text:p>
      <text:h text:style-name="Heading_20_2" text:outline-level="2"><text:soft-page-break/>Create NIM client &amp; group definitions</text:h>
      <text:p text:style-name="P3">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3"/>
      <text:p text:style-name="P43">xcat2nim -t node –o aixnodes</text:p>
      <text:p text:style-name="P42"/>
      <text:p text:style-name="P3">To create NIM group definitions you could run the following command.</text:p>
      <text:p text:style-name="P7"><text:line-break/><text:tab/><text:span text:style-name="T3">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24"/>
      <text:p text:style-name="P7"><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7"><text:span text:style-name="_20_Char"/></text:p>
      <text:p text:style-name="P30">nimnodeset -i 610sysb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29">lsnim -l node01</text:p>
      <text:p text:style-name="P12"><text:span text:style-name="_20_Char"><text:span text:style-name="T27">The command </text:span></text:span><text:span text:style-name="T27">will also set the “</text:span><text:span text:style-name="T29">profile</text:span><text:span text:style-name="_20_Char"><text:span text:style-name="T27">” attribute in the xCAT node definitions to “</text:span></text:span><text:span text:style-name="_20_Char"><text:span text:style-name="T29">610sysb</text:span></text:span><text:span text:style-name="_20_Char"><text:span text:style-name="T27">“. <text:s/>Once this attribute is set you can run the </text:span></text:span><text:span text:style-name="_20_Char"><text:span text:style-name="T28">nimnodeset</text:span></text:span><text:span text:style-name="_20_Char"><text:span text:style-name="T27"> command without the “-i” option.</text:span></text:span></text:p>
      <text:h text:style-name="Heading_20_2" text:outline-level="2">Initiate a network boot</text:h>
      <text:p text:style-name="P9">Initiate a remote network boot request using the xCAT <text:span text:style-name="T2">rnetboot</text:span> command. <text:s/>For example, to initiate a network boot of all nodes in the group “<text:span text:style-name="T4">aixnodes</text:span>” you could issue the following command.</text:p>
      <text:p text:style-name="P35"><text:soft-page-break/>rnetboot <text:s/>aixnodes</text:p>
      <text:p text:style-name="P10"><text:span text:style-name="T2">Note</text:span>: If you receive timeout errors from the <text:span text:style-name="T2">rnetboot</text:span> command, you may need to increase the default 60-second timeout to a larger value by setting ppctimeout in the site table:</text:p>
      <text:p text:style-name="P36">chdef -t site -o clustersite ppctimeout=180</text:p>
      <text:h text:style-name="Heading_20_2" text:outline-level="2">Verify the deployment</text:h>
      <text:list text:style-name="WW8Num33">
        <text:list-item text:start-value="1">
          <text:p text:style-name="P65">As soon as the <text:span text:style-name="T1">rnetboot</text:span> command returns you can open a remote console to monitor the boot progress using the xCAT <text:span text:style-name="T1">rcons</text:span> command. <text:s/>This command requires that you have conserver installed and configured. <text:s/></text:p>
        </text:list-item>
      </text:list>
      <text:p text:style-name="Text_20_body"><text:tab/>To configure conserver: </text:p>
      <text:p text:style-name="Text_20_body"><text:tab/>Set the “cons” attribute of the node definitions to “hmc”.</text:p>
      <text:p text:style-name="Text_20_body"><text:tab/><text:tab/><text:span text:style-name="T4">chdef -t node -o aixnodes cons=hmc</text:span></text:p>
      <text:list text:style-name="WW8Num33">
        <text:list-header>
          <text:p text:style-name="P65">Run the xCAT command. </text:p>
        </text:list-header>
      </text:list>
      <text:p text:style-name="P26">makeconservercf</text:p>
      <text:p text:style-name="P28">Kill the conserver daemon if it is running, and restart it:</text:p>
      <text:p text:style-name="P26">conserver &amp;</text:p>
      <text:p text:style-name="P28">(You may need to add /opt/freeware/bin and /opt/freeware/sbin to your PATH first).</text:p>
      <text:p text:style-name="P28">To start a console:</text:p>
      <text:list text:style-name="WW8Num33">
        <text:list-header>
          <text:p text:style-name="P71">rcons node01</text:p>
        </text:list-header>
      </text:list>
      <text:list text:style-name="WW8Num33">
        <text:list-item text:start-value="1">
          <text:p text:style-name="P65">You can use the AIX <text:span text:style-name="kwd"><text:span text:style-name="T1">lsnim</text:span></text:span> command to see the state of the NIM installation for a particular node, by running the following command on the NIM master: </text:p>
          <text:p text:style-name="P72"><text:span text:style-name="T8">lsnim -l &lt;</text:span><text:span text:style-name="var"><text:span text:style-name="T8">clientname&gt;</text:span></text:span></text:p>
        </text:list-item>
        <text:list-item>
          <text:p text:style-name="P65">Retry and troubleshooting tips: </text:p>
        </text:list-item>
      </text:list>
      <text:list text:style-name="L2">
        <text:list-item>
          <text:p text:style-name="P73">For p6 lpars, it may be helpful to bring up the HMC web interface in a browser and watch the lpar status and reference codes as the node boots.</text:p>
        </text:list-item>
        <text:list-item>
          <text:p text:style-name="P73">Verify network connections</text:p>
        </text:list-item>
        <text:list-item>
          <text:p text:style-name="P73">If the <text:span text:style-name="T2">rnetboot</text:span> returns “unsuccessful” for a node, verify that bootp and tftp is configured and running properly.</text:p>
        </text:list-item>
        <text:list-item>
          <text:p text:style-name="P77">View /etc/bootptab to make sure an entry exists for the node.</text:p>
        </text:list-item>
        <text:list-item>
          <text:p text:style-name="P77">Verify that the information in /tftpboot/&lt;node&gt;.info is correct.</text:p>
        </text:list-item>
        <text:list-item>
          <text:p text:style-name="P77">Stop and restart inetd:</text:p>
        </text:list-item>
      </text:list>
      <text:p text:style-name="P51">stopsrc -s inetd</text:p>
      <text:p text:style-name="P51">startsrc -s inetd</text:p>
      <text:list text:style-name="L3">
        <text:list-item>
          <text:p text:style-name="P57">Stop and restart tftp:</text:p>
        </text:list-item>
      </text:list>
      <text:p text:style-name="P51">stopsrc -s tftp</text:p>
      <text:p text:style-name="P51">startsrc -s tftp</text:p>
      <text:list text:style-name="L3">
        <text:list-item text:start-value="1">
          <text:p text:style-name="P57"/>
        </text:list-item>
      </text:list>
      <text:list text:style-name="L2">
        <text:list-item text:start-value="1">
          <text:p text:style-name="P73"><text:soft-page-break/>Verify NFS is running properly and mounts can be performed with this NFS server:</text:p>
        </text:list-item>
        <text:list-item>
          <text:p text:style-name="P77">View /etc/exports for correct mount information. <text:s/></text:p>
        </text:list-item>
        <text:list-item>
          <text:p text:style-name="P77">Run the showmount and exportfs commands. </text:p>
        </text:list-item>
        <text:list-item>
          <text:p text:style-name="P77">Stop and restart the NFS and related daemons:</text:p>
        </text:list-item>
      </text:list>
      <text:p text:style-name="P55">stopsrc -g nfs</text:p>
      <text:p text:style-name="P55">startsrc -g nfs</text:p>
      <text:list text:style-name="L2">
        <text:list-item text:start-value="1">
          <text:p text:style-name="P83">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2">will not</text:span><text:span text:style-name="T30">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2"/>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2-12T14:14:58</dc:date>
    <meta:print-date>2008-06-16T08:24:29</meta:print-date>
    <meta:editing-cycles>227</meta:editing-cycles>
    <meta:editing-duration>P3DT18H29M35S</meta:editing-duration>
    <meta:user-defined meta:name="Info 1"/>
    <meta:user-defined meta:name="Info 2"/>
    <meta:user-defined meta:name="Info 3"/>
    <meta:user-defined meta:name="Info 4"/>
    <meta:document-statistic meta:table-count="0" meta:image-count="0" meta:object-count="0" meta:page-count="10" meta:paragraph-count="214" meta:word-count="3290" meta:character-count="19507"/>
  </office:meta>
</office:document-meta>
</file>